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4000002920CF62E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><draw:frame draw:style-name="fr1" draw:name="Image1" text:anchor-type="paragraph" svg:width="10.6in" svg:height="6.3866in" draw:z-index="0"><draw:image xlink:href="Pictures/1000020100000444000002920CF62E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layout-grid-color="#c0c0c0" style:layout-grid-lines="3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Pennington</meta:initial-creator>
    <dc:creator>vann </dc:creator>
    <meta:editing-cycles>2</meta:editing-cycles>
    <meta:print-date>2011-02-25T09:13:00</meta:print-date>
    <meta:creation-date>2011-02-25T09:00:00</meta:creation-date>
    <dc:date>2017-02-03T10:44:51.424087005</dc:date>
    <meta:editing-duration>PT20S</meta:editing-duration>
    <meta:generator>LibreOffice/4.2.8.2$Linux_X86_64 LibreOffice_project/420m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